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4.263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2.434cm"/>
    </style:style>
    <style:style style:name="co5" style:family="table-column">
      <style:table-column-properties fo:break-before="auto" style:column-width="6.535cm"/>
    </style:style>
    <style:style style:name="co6" style:family="table-column">
      <style:table-column-properties fo:break-before="auto" style:column-width="6.521cm"/>
    </style:style>
    <style:style style:name="co7" style:family="table-column">
      <style:table-column-properties fo:break-before="auto" style:column-width="4.166cm"/>
    </style:style>
    <style:style style:name="ro1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6pt" style:font-size-asian="16pt" style:font-size-complex="16pt"/>
    </style:style>
    <style:style style:name="ce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 style:data-style-name="N114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3" table:number-columns-repeated="16376" table:default-cell-style-name="ce1"/>
        <table:table-row table:style-name="ro1">
          <table:table-cell office:value-type="string" calcext:value-type="string">
            <text:p>Número da parcela</text:p>
          </table:table-cell>
          <table:table-cell table:style-name="ce1" office:value-type="string" calcext:value-type="string">
            <text:p>Fluxo</text:p>
          </table:table-cell>
          <table:table-cell table:style-name="ce1" office:value-type="string" calcext:value-type="string">
            <text:p>Montante</text:p>
          </table:table-cell>
          <table:table-cell office:value-type="string" calcext:value-type="string">
            <text:p>Data</text:p>
          </table:table-cell>
          <table:table-cell/>
          <table:table-cell table:style-name="ce5" office:value-type="string" calcext:value-type="string">
            <text:p>Taxa inflação a.a. →</text:p>
          </table:table-cell>
          <table:table-cell table:style-name="ce6" office:value-type="percentage" office:value="0.059" calcext:value-type="percentage">
            <text:p>5,90%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[.B2]*[.$G$2]" office:value-type="float" office:value="1308.07611643085" calcext:value-type="float">
            <text:p>1.308,08</text:p>
          </table:table-cell>
          <table:table-cell table:style-name="ce3" office:value-type="date" office:date-value="2023-01-01" calcext:value-type="date">
            <text:p>01/01/23</text:p>
          </table:table-cell>
          <table:table-cell/>
          <table:table-cell table:style-name="ce5" office:value-type="string" calcext:value-type="string">
            <text:p>Taxa de correção →</text:p>
          </table:table-cell>
          <table:table-cell table:style-name="ce7" table:formula="of:=2-POWER([.G1]+1;1/12)" office:value-type="float" office:value="0.995211482634912" calcext:value-type="float">
            <text:p>0,9952</text:p>
          </table:table-cell>
          <table:table-cell table:style-name="Default"/>
          <table:table-cell/>
          <table:table-cell table:style-name="ce4"/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2]+[.B3])*[.$G$2]" office:value-type="float" office:value="2609.88848766331" calcext:value-type="float">
            <text:p>2.609,89</text:p>
          </table:table-cell>
          <table:table-cell table:style-name="ce3" office:value-type="date" office:date-value="2023-02-01" calcext:value-type="date">
            <text:p>01/02/23</text:p>
          </table:table-cell>
          <table:table-cell/>
          <table:table-cell table:style-name="ce5" office:value-type="string" calcext:value-type="string">
            <text:p>Valor desejado →</text:p>
          </table:table-cell>
          <table:table-cell table:style-name="ce2" office:value-type="float" office:value="119609.92" calcext:value-type="float">
            <text:p>119.609,92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3]+[.B4])*[.$G$2]" office:value-type="float" office:value="3905.46710775004" calcext:value-type="float">
            <text:p>3.905,47</text:p>
          </table:table-cell>
          <table:table-cell table:style-name="ce3" office:value-type="date" office:date-value="2023-03-01" calcext:value-type="date">
            <text:p>01/03/23</text:p>
          </table:table-cell>
          <table:table-cell/>
          <table:table-cell table:style-name="ce1"/>
          <table:table-cell/>
          <table:table-cell table:style-name="Default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4]+[.B5])*[.$G$2]" office:value-type="float" office:value="5194.84182711665" calcext:value-type="float">
            <text:p>5.194,84</text:p>
          </table:table-cell>
          <table:table-cell table:style-name="ce3" office:value-type="date" office:date-value="2023-04-01" calcext:value-type="date">
            <text:p>01/04/23</text:p>
          </table:table-cell>
          <table:table-cell/>
          <table:table-cell table:style-name="ce5" office:value-type="string" calcext:value-type="string">
            <text:p>Taxa →</text:p>
          </table:table-cell>
          <table:table-cell table:style-name="ce2" office:value-type="float" office:value="1314.37" calcext:value-type="float">
            <text:p>1.314,37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5]+[.B6])*[.$G$2]" office:value-type="float" office:value="6478.04235324946" calcext:value-type="float">
            <text:p>6.478,04</text:p>
          </table:table-cell>
          <table:table-cell table:style-name="ce3" office:value-type="date" office:date-value="2023-05-01" calcext:value-type="date">
            <text:p>01/05/23</text:p>
          </table:table-cell>
          <table:table-cell/>
          <table:table-cell table:style-name="ce5" office:value-type="string" calcext:value-type="string">
            <text:p>Montante →</text:p>
          </table:table-cell>
          <table:table-cell table:style-name="ce2" table:formula="of:=[.$C$121]" office:value-type="float" office:value="119609.60915487" calcext:value-type="float">
            <text:p>119.609,61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6]+[.B7])*[.$G$2]" office:value-type="float" office:value="7755.09825138" calcext:value-type="float">
            <text:p>7.755,10</text:p>
          </table:table-cell>
          <table:table-cell table:style-name="ce3" office:value-type="date" office:date-value="2023-06-01" calcext:value-type="date">
            <text:p>01/06/23</text:p>
          </table:table-cell>
          <table:table-cell/>
          <table:table-cell table:style-name="ce5" office:value-type="string" calcext:value-type="string">
            <text:p>Total →</text:p>
          </table:table-cell>
          <table:table-cell table:style-name="ce2" table:formula="of:=[.B122]" office:value-type="float" office:value="157724.4" calcext:value-type="float">
            <text:p>157.724,40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7]+[.B8])*[.$G$2]" office:value-type="float" office:value="9026.03894516615" calcext:value-type="float">
            <text:p>9.026,04</text:p>
          </table:table-cell>
          <table:table-cell table:style-name="ce3" office:value-type="date" office:date-value="2023-07-01" calcext:value-type="date">
            <text:p>01/07/23</text:p>
          </table:table-cell>
          <table:table-cell/>
          <table:table-cell table:style-name="ce5"/>
          <table:table-cell table:style-name="ce2"/>
          <table:table-cell table:style-name="Default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8]+[.B9])*[.$G$2]" office:value-type="float" office:value="10290.8937173701" calcext:value-type="float">
            <text:p>10.290,89</text:p>
          </table:table-cell>
          <table:table-cell table:style-name="ce3" office:value-type="date" office:date-value="2023-08-01" calcext:value-type="date">
            <text:p>01/08/23</text:p>
          </table:table-cell>
          <table:table-cell/>
          <table:table-cell table:style-name="ce1"/>
          <table:table-cell/>
          <table:table-cell table:style-name="Default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9]+[.B10])*[.$G$2]" office:value-type="float" office:value="11549.6917105331" calcext:value-type="float">
            <text:p>11.549,69</text:p>
          </table:table-cell>
          <table:table-cell table:style-name="ce3" office:value-type="date" office:date-value="2023-09-01" calcext:value-type="date">
            <text:p>01/09/23</text:p>
          </table:table-cell>
          <table:table-cell table:number-columns-repeated="2"/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0]+[.B11])*[.$G$2]" office:value-type="float" office:value="12802.4619276466" calcext:value-type="float">
            <text:p>12.802,46</text:p>
          </table:table-cell>
          <table:table-cell table:style-name="ce3" office:value-type="date" office:date-value="2023-10-01" calcext:value-type="date">
            <text:p>01/10/23</text:p>
          </table:table-cell>
          <table:table-cell table:number-columns-repeated="2"/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1]+[.B12])*[.$G$2]" office:value-type="float" office:value="14049.233232821" calcext:value-type="float">
            <text:p>14.049,23</text:p>
          </table:table-cell>
          <table:table-cell table:style-name="ce3" office:value-type="date" office:date-value="2023-11-01" calcext:value-type="date">
            <text:p>01/11/23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2]+[.B13])*[.$G$2]" office:value-type="float" office:value="15290.0343519503" calcext:value-type="float">
            <text:p>15.290,03</text:p>
          </table:table-cell>
          <table:table-cell table:style-name="ce3" office:value-type="date" office:date-value="2023-12-01" calcext:value-type="date">
            <text:p>01/12/23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3]+[.B14])*[.$G$2]" office:value-type="float" office:value="16524.8938733741" calcext:value-type="float">
            <text:p>16.524,89</text:p>
          </table:table-cell>
          <table:table-cell table:style-name="ce3" office:value-type="date" office:date-value="2024-01-01" calcext:value-type="date">
            <text:p>01/01/24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4]+[.B15])*[.$G$2]" office:value-type="float" office:value="17753.840248536" calcext:value-type="float">
            <text:p>17.753,84</text:p>
          </table:table-cell>
          <table:table-cell table:style-name="ce3" office:value-type="date" office:date-value="2024-02-01" calcext:value-type="date">
            <text:p>01/02/24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5]+[.B16])*[.$G$2]" office:value-type="float" office:value="18976.9017926398" calcext:value-type="float">
            <text:p>18.976,90</text:p>
          </table:table-cell>
          <table:table-cell table:style-name="ce3" office:value-type="date" office:date-value="2024-03-01" calcext:value-type="date">
            <text:p>01/03/24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6]+[.B17])*[.$G$2]" office:value-type="float" office:value="20194.106685301" calcext:value-type="float">
            <text:p>20.194,11</text:p>
          </table:table-cell>
          <table:table-cell table:style-name="ce3" office:value-type="date" office:date-value="2024-04-01" calcext:value-type="date">
            <text:p>01/04/24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7]+[.B18])*[.$G$2]" office:value-type="float" office:value="21405.4829711968" calcext:value-type="float">
            <text:p>21.405,48</text:p>
          </table:table-cell>
          <table:table-cell table:style-name="ce3" office:value-type="date" office:date-value="2024-05-01" calcext:value-type="date">
            <text:p>01/05/24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8]+[.B19])*[.$G$2]" office:value-type="float" office:value="22611.058560712" calcext:value-type="float">
            <text:p>22.611,06</text:p>
          </table:table-cell>
          <table:table-cell table:style-name="ce3" office:value-type="date" office:date-value="2024-06-01" calcext:value-type="date">
            <text:p>01/06/24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9]+[.B20])*[.$G$2]" office:value-type="float" office:value="23810.8612305819" calcext:value-type="float">
            <text:p>23.810,86</text:p>
          </table:table-cell>
          <table:table-cell table:style-name="ce3" office:value-type="date" office:date-value="2024-07-01" calcext:value-type="date">
            <text:p>01/07/24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20]+[.B21])*[.$G$2]" office:value-type="float" office:value="25004.9186245324" calcext:value-type="float">
            <text:p>25.004,92</text:p>
          </table:table-cell>
          <table:table-cell table:style-name="ce3" office:value-type="date" office:date-value="2024-08-01" calcext:value-type="date">
            <text:p>01/08/24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21]+[.B22])*[.$G$2]" office:value-type="float" office:value="26193.258253917" calcext:value-type="float">
            <text:p>26.193,26</text:p>
          </table:table-cell>
          <table:table-cell table:style-name="ce3" office:value-type="date" office:date-value="2024-09-01" calcext:value-type="date">
            <text:p>01/09/24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22]+[.B23])*[.$G$2]" office:value-type="float" office:value="27375.9074983508" calcext:value-type="float">
            <text:p>27.375,91</text:p>
          </table:table-cell>
          <table:table-cell table:style-name="ce3" office:value-type="date" office:date-value="2024-10-01" calcext:value-type="date">
            <text:p>01/10/24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23]+[.B24])*[.$G$2]" office:value-type="float" office:value="28552.8936063407" calcext:value-type="float">
            <text:p>28.552,89</text:p>
          </table:table-cell>
          <table:table-cell table:style-name="ce3" office:value-type="date" office:date-value="2024-11-01" calcext:value-type="date">
            <text:p>01/11/24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24]+[.B25])*[.$G$2]" office:value-type="float" office:value="29724.2436959141" calcext:value-type="float">
            <text:p>29.724,24</text:p>
          </table:table-cell>
          <table:table-cell table:style-name="ce3" office:value-type="date" office:date-value="2024-12-01" calcext:value-type="date">
            <text:p>01/12/24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25]+[.B26])*[.$G$2]" office:value-type="float" office:value="30889.9847552429" calcext:value-type="float">
            <text:p>30.889,98</text:p>
          </table:table-cell>
          <table:table-cell table:style-name="ce3" office:value-type="date" office:date-value="2025-01-01" calcext:value-type="date">
            <text:p>01/01/25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26]+[.B27])*[.$G$2]" office:value-type="float" office:value="32050.143643266" calcext:value-type="float">
            <text:p>32.050,14</text:p>
          </table:table-cell>
          <table:table-cell table:style-name="ce3" office:value-type="date" office:date-value="2025-02-01" calcext:value-type="date">
            <text:p>01/02/25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27]+[.B28])*[.$G$2]" office:value-type="float" office:value="33204.7470903075" calcext:value-type="float">
            <text:p>33.204,75</text:p>
          </table:table-cell>
          <table:table-cell table:style-name="ce3" office:value-type="date" office:date-value="2025-03-01" calcext:value-type="date">
            <text:p>01/03/25</text:p>
          </table:table-cell>
          <table:table-cell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28]+[.B29])*[.$G$2]" office:value-type="float" office:value="34353.8216986931" calcext:value-type="float">
            <text:p>34.353,82</text:p>
          </table:table-cell>
          <table:table-cell table:style-name="ce3" office:value-type="date" office:date-value="2025-04-01" calcext:value-type="date">
            <text:p>01/04/25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29]+[.B30])*[.$G$2]" office:value-type="float" office:value="35497.3939433626" calcext:value-type="float">
            <text:p>35.497,39</text:p>
          </table:table-cell>
          <table:table-cell table:style-name="ce3" office:value-type="date" office:date-value="2025-05-01" calcext:value-type="date">
            <text:p>01/05/25</text:p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30]+[.B31])*[.$G$2]" office:value-type="float" office:value="36635.4901724803" calcext:value-type="float">
            <text:p>36.635,49</text:p>
          </table:table-cell>
          <table:table-cell table:style-name="ce3" office:value-type="date" office:date-value="2025-06-01" calcext:value-type="date">
            <text:p>01/06/25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31]+[.B32])*[.$G$2]" office:value-type="float" office:value="37768.1366080417" calcext:value-type="float">
            <text:p>37.768,14</text:p>
          </table:table-cell>
          <table:table-cell table:style-name="ce3" office:value-type="date" office:date-value="2025-07-01" calcext:value-type="date">
            <text:p>01/07/25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32]+[.B33])*[.$G$2]" office:value-type="float" office:value="38895.3593464779" calcext:value-type="float">
            <text:p>38.895,36</text:p>
          </table:table-cell>
          <table:table-cell table:style-name="ce3" office:value-type="date" office:date-value="2025-08-01" calcext:value-type="date">
            <text:p>01/08/25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33]+[.B34])*[.$G$2]" office:value-type="float" office:value="40017.1843592568" calcext:value-type="float">
            <text:p>40.017,18</text:p>
          </table:table-cell>
          <table:table-cell table:style-name="ce3" office:value-type="date" office:date-value="2025-09-01" calcext:value-type="date">
            <text:p>01/09/25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34]+[.B35])*[.$G$2]" office:value-type="float" office:value="41133.6374934814" calcext:value-type="float">
            <text:p>41.133,64</text:p>
          </table:table-cell>
          <table:table-cell table:style-name="ce3" office:value-type="date" office:date-value="2025-10-01" calcext:value-type="date">
            <text:p>01/10/25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35]+[.B36])*[.$G$2]" office:value-type="float" office:value="42244.7444724855" calcext:value-type="float">
            <text:p>42.244,74</text:p>
          </table:table-cell>
          <table:table-cell table:style-name="ce3" office:value-type="date" office:date-value="2025-11-01" calcext:value-type="date">
            <text:p>01/11/25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36]+[.B37])*[.$G$2]" office:value-type="float" office:value="43350.5308964262" calcext:value-type="float">
            <text:p>43.350,53</text:p>
          </table:table-cell>
          <table:table-cell table:style-name="ce3" office:value-type="date" office:date-value="2025-12-01" calcext:value-type="date">
            <text:p>01/12/25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37]+[.B38])*[.$G$2]" office:value-type="float" office:value="44451.0222428737" calcext:value-type="float">
            <text:p>44.451,02</text:p>
          </table:table-cell>
          <table:table-cell table:style-name="ce3" office:value-type="date" office:date-value="2026-01-01" calcext:value-type="date">
            <text:p>01/01/26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38]+[.B39])*[.$G$2]" office:value-type="float" office:value="45546.2438673986" calcext:value-type="float">
            <text:p>45.546,24</text:p>
          </table:table-cell>
          <table:table-cell table:style-name="ce3" office:value-type="date" office:date-value="2026-02-01" calcext:value-type="date">
            <text:p>01/02/26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39]+[.B40])*[.$G$2]" office:value-type="float" office:value="46636.2210041559" calcext:value-type="float">
            <text:p>46.636,22</text:p>
          </table:table-cell>
          <table:table-cell table:style-name="ce3" office:value-type="date" office:date-value="2026-03-01" calcext:value-type="date">
            <text:p>01/03/26</text:p>
          </table:table-cell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40]+[.B41])*[.$G$2]" office:value-type="float" office:value="47720.9787664663" calcext:value-type="float">
            <text:p>47.720,98</text:p>
          </table:table-cell>
          <table:table-cell table:style-name="ce3" office:value-type="date" office:date-value="2026-04-01" calcext:value-type="date">
            <text:p>01/04/26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41]+[.B42])*[.$G$2]" office:value-type="float" office:value="48800.5421473949" calcext:value-type="float">
            <text:p>48.800,54</text:p>
          </table:table-cell>
          <table:table-cell table:style-name="ce3" office:value-type="date" office:date-value="2026-05-01" calcext:value-type="date">
            <text:p>01/05/26</text:p>
          </table:table-cell>
          <table:table-cell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42]+[.B43])*[.$G$2]" office:value-type="float" office:value="49874.9360203272" calcext:value-type="float">
            <text:p>49.874,94</text:p>
          </table:table-cell>
          <table:table-cell table:style-name="ce3" office:value-type="date" office:date-value="2026-06-01" calcext:value-type="date">
            <text:p>01/06/26</text:p>
          </table:table-cell>
          <table:table-cell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43]+[.B44])*[.$G$2]" office:value-type="float" office:value="50944.1851395421" calcext:value-type="float">
            <text:p>50.944,19</text:p>
          </table:table-cell>
          <table:table-cell table:style-name="ce3" office:value-type="date" office:date-value="2026-07-01" calcext:value-type="date">
            <text:p>01/07/26</text:p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44]+[.B45])*[.$G$2]" office:value-type="float" office:value="52008.314140782" calcext:value-type="float">
            <text:p>52.008,31</text:p>
          </table:table-cell>
          <table:table-cell table:style-name="ce3" office:value-type="date" office:date-value="2026-08-01" calcext:value-type="date">
            <text:p>01/08/26</text:p>
          </table:table-cell>
          <table:table-cell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45]+[.B46])*[.$G$2]" office:value-type="float" office:value="53067.3475418207" calcext:value-type="float">
            <text:p>53.067,35</text:p>
          </table:table-cell>
          <table:table-cell table:style-name="ce3" office:value-type="date" office:date-value="2026-09-01" calcext:value-type="date">
            <text:p>01/09/26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46]+[.B47])*[.$G$2]" office:value-type="float" office:value="54121.3097430284" calcext:value-type="float">
            <text:p>54.121,31</text:p>
          </table:table-cell>
          <table:table-cell table:style-name="ce3" office:value-type="date" office:date-value="2026-10-01" calcext:value-type="date">
            <text:p>01/10/26</text:p>
          </table:table-cell>
          <table:table-cell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47]+[.B48])*[.$G$2]" office:value-type="float" office:value="55170.2250279335" calcext:value-type="float">
            <text:p>55.170,23</text:p>
          </table:table-cell>
          <table:table-cell table:style-name="ce3" office:value-type="date" office:date-value="2026-11-01" calcext:value-type="date">
            <text:p>01/11/26</text:p>
          </table:table-cell>
          <table:table-cell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48]+[.B49])*[.$G$2]" office:value-type="float" office:value="56214.1175637822" calcext:value-type="float">
            <text:p>56.214,12</text:p>
          </table:table-cell>
          <table:table-cell table:style-name="ce3" office:value-type="date" office:date-value="2026-12-01" calcext:value-type="date">
            <text:p>01/12/26</text:p>
          </table:table-cell>
          <table:table-cell table:number-columns-repeated="1638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49]+[.B50])*[.$G$2]" office:value-type="float" office:value="57253.0114020958" calcext:value-type="float">
            <text:p>57.253,01</text:p>
          </table:table-cell>
          <table:table-cell table:style-name="ce3" office:value-type="date" office:date-value="2027-01-01" calcext:value-type="date">
            <text:p>01/01/27</text:p>
          </table:table-cell>
          <table:table-cell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50]+[.B51])*[.$G$2]" office:value-type="float" office:value="58286.9304792241" calcext:value-type="float">
            <text:p>58.286,93</text:p>
          </table:table-cell>
          <table:table-cell table:style-name="ce3" office:value-type="date" office:date-value="2027-02-01" calcext:value-type="date">
            <text:p>01/02/27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51]+[.B52])*[.$G$2]" office:value-type="float" office:value="59315.8986168975" calcext:value-type="float">
            <text:p>59.315,90</text:p>
          </table:table-cell>
          <table:table-cell table:style-name="ce3" office:value-type="date" office:date-value="2027-03-01" calcext:value-type="date">
            <text:p>01/03/27</text:p>
          </table:table-cell>
          <table:table-cell table:number-columns-repeated="1638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52]+[.B53])*[.$G$2]" office:value-type="float" office:value="60339.9395227756" calcext:value-type="float">
            <text:p>60.339,94</text:p>
          </table:table-cell>
          <table:table-cell table:style-name="ce3" office:value-type="date" office:date-value="2027-04-01" calcext:value-type="date">
            <text:p>01/04/27</text:p>
          </table:table-cell>
          <table:table-cell table:number-columns-repeated="16380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53]+[.B54])*[.$G$2]" office:value-type="float" office:value="61359.0767909932" calcext:value-type="float">
            <text:p>61.359,08</text:p>
          </table:table-cell>
          <table:table-cell table:style-name="ce3" office:value-type="date" office:date-value="2027-05-01" calcext:value-type="date">
            <text:p>01/05/27</text:p>
          </table:table-cell>
          <table:table-cell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54]+[.B55])*[.$G$2]" office:value-type="float" office:value="62373.3339027046" calcext:value-type="float">
            <text:p>62.373,33</text:p>
          </table:table-cell>
          <table:table-cell table:style-name="ce3" office:value-type="date" office:date-value="2027-06-01" calcext:value-type="date">
            <text:p>01/06/27</text:p>
          </table:table-cell>
          <table:table-cell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55]+[.B56])*[.$G$2]" office:value-type="float" office:value="63382.734226624" calcext:value-type="float">
            <text:p>63.382,73</text:p>
          </table:table-cell>
          <table:table-cell table:style-name="ce3" office:value-type="date" office:date-value="2027-07-01" calcext:value-type="date">
            <text:p>01/07/27</text:p>
          </table:table-cell>
          <table:table-cell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56]+[.B57])*[.$G$2]" office:value-type="float" office:value="64387.3010195639" calcext:value-type="float">
            <text:p>64.387,30</text:p>
          </table:table-cell>
          <table:table-cell table:style-name="ce3" office:value-type="date" office:date-value="2027-08-01" calcext:value-type="date">
            <text:p>01/08/27</text:p>
          </table:table-cell>
          <table:table-cell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57]+[.B58])*[.$G$2]" office:value-type="float" office:value="65387.0574269714" calcext:value-type="float">
            <text:p>65.387,06</text:p>
          </table:table-cell>
          <table:table-cell table:style-name="ce3" office:value-type="date" office:date-value="2027-09-01" calcext:value-type="date">
            <text:p>01/09/27</text:p>
          </table:table-cell>
          <table:table-cell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58]+[.B59])*[.$G$2]" office:value-type="float" office:value="66382.0264834611" calcext:value-type="float">
            <text:p>66.382,03</text:p>
          </table:table-cell>
          <table:table-cell table:style-name="ce3" office:value-type="date" office:date-value="2027-10-01" calcext:value-type="date">
            <text:p>01/10/27</text:p>
          </table:table-cell>
          <table:table-cell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59]+[.B60])*[.$G$2]" office:value-type="float" office:value="67372.2311133462" calcext:value-type="float">
            <text:p>67.372,23</text:p>
          </table:table-cell>
          <table:table-cell table:style-name="ce3" office:value-type="date" office:date-value="2027-11-01" calcext:value-type="date">
            <text:p>01/11/27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60]+[.B61])*[.$G$2]" office:value-type="float" office:value="68357.694131166" calcext:value-type="float">
            <text:p>68.357,69</text:p>
          </table:table-cell>
          <table:table-cell table:style-name="ce3" office:value-type="date" office:date-value="2027-12-01" calcext:value-type="date">
            <text:p>01/12/27</text:p>
          </table:table-cell>
          <table:table-cell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61]+[.B62])*[.$G$2]" office:value-type="float" office:value="69338.4382422124" calcext:value-type="float">
            <text:p>69.338,44</text:p>
          </table:table-cell>
          <table:table-cell table:style-name="ce3" office:value-type="date" office:date-value="2028-01-01" calcext:value-type="date">
            <text:p>01/01/28</text:p>
          </table:table-cell>
          <table:table-cell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62]+[.B63])*[.$G$2]" office:value-type="float" office:value="70314.4860430523" calcext:value-type="float">
            <text:p>70.314,49</text:p>
          </table:table-cell>
          <table:table-cell table:style-name="ce3" office:value-type="date" office:date-value="2028-02-01" calcext:value-type="date">
            <text:p>01/02/28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63]+[.B64])*[.$G$2]" office:value-type="float" office:value="71285.8600220488" calcext:value-type="float">
            <text:p>71.285,86</text:p>
          </table:table-cell>
          <table:table-cell table:style-name="ce3" office:value-type="date" office:date-value="2028-03-01" calcext:value-type="date">
            <text:p>01/03/28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64]+[.B65])*[.$G$2]" office:value-type="float" office:value="72252.5825598788" calcext:value-type="float">
            <text:p>72.252,58</text:p>
          </table:table-cell>
          <table:table-cell table:style-name="ce3" office:value-type="date" office:date-value="2028-04-01" calcext:value-type="date">
            <text:p>01/04/28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65]+[.B66])*[.$G$2]" office:value-type="float" office:value="73214.6759300492" calcext:value-type="float">
            <text:p>73.214,68</text:p>
          </table:table-cell>
          <table:table-cell table:style-name="ce3" office:value-type="date" office:date-value="2028-05-01" calcext:value-type="date">
            <text:p>01/05/28</text:p>
          </table:table-cell>
          <table:table-cell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66]+[.B67])*[.$G$2]" office:value-type="float" office:value="74172.1622994097" calcext:value-type="float">
            <text:p>74.172,16</text:p>
          </table:table-cell>
          <table:table-cell table:style-name="ce3" office:value-type="date" office:date-value="2028-06-01" calcext:value-type="date">
            <text:p>01/06/28</text:p>
          </table:table-cell>
          <table:table-cell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67]+[.B68])*[.$G$2]" office:value-type="float" office:value="75125.0637286637" calcext:value-type="float">
            <text:p>75.125,06</text:p>
          </table:table-cell>
          <table:table-cell table:style-name="ce3" office:value-type="date" office:date-value="2028-07-01" calcext:value-type="date">
            <text:p>01/07/28</text:p>
          </table:table-cell>
          <table:table-cell table:number-columns-repeated="16380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68]+[.B69])*[.$G$2]" office:value-type="float" office:value="76073.4021728765" calcext:value-type="float">
            <text:p>76.073,40</text:p>
          </table:table-cell>
          <table:table-cell table:style-name="ce3" office:value-type="date" office:date-value="2028-08-01" calcext:value-type="date">
            <text:p>01/08/28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69]+[.B70])*[.$G$2]" office:value-type="float" office:value="77017.1994819812" calcext:value-type="float">
            <text:p>77.017,20</text:p>
          </table:table-cell>
          <table:table-cell table:style-name="ce3" office:value-type="date" office:date-value="2028-09-01" calcext:value-type="date">
            <text:p>01/09/28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70]+[.B71])*[.$G$2]" office:value-type="float" office:value="77956.4774012821" calcext:value-type="float">
            <text:p>77.956,48</text:p>
          </table:table-cell>
          <table:table-cell table:style-name="ce3" office:value-type="date" office:date-value="2028-10-01" calcext:value-type="date">
            <text:p>01/10/28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71]+[.B72])*[.$G$2]" office:value-type="float" office:value="78891.2575719558" calcext:value-type="float">
            <text:p>78.891,26</text:p>
          </table:table-cell>
          <table:table-cell table:style-name="ce3" office:value-type="date" office:date-value="2028-11-01" calcext:value-type="date">
            <text:p>01/11/28</text:p>
          </table:table-cell>
          <table:table-cell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72]+[.B73])*[.$G$2]" office:value-type="float" office:value="79821.5615315497" calcext:value-type="float">
            <text:p>79.821,56</text:p>
          </table:table-cell>
          <table:table-cell table:style-name="ce3" office:value-type="date" office:date-value="2028-12-01" calcext:value-type="date">
            <text:p>01/12/28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73]+[.B74])*[.$G$2]" office:value-type="float" office:value="80747.4107144783" calcext:value-type="float">
            <text:p>80.747,41</text:p>
          </table:table-cell>
          <table:table-cell table:style-name="ce3" office:value-type="date" office:date-value="2029-01-01" calcext:value-type="date">
            <text:p>01/01/29</text:p>
          </table:table-cell>
          <table:table-cell table:number-columns-repeated="1638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74]+[.B75])*[.$G$2]" office:value-type="float" office:value="81668.8264525169" calcext:value-type="float">
            <text:p>81.668,83</text:p>
          </table:table-cell>
          <table:table-cell table:style-name="ce3" office:value-type="date" office:date-value="2029-02-01" calcext:value-type="date">
            <text:p>01/02/29</text:p>
          </table:table-cell>
          <table:table-cell table:number-columns-repeated="16380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75]+[.B76])*[.$G$2]" office:value-type="float" office:value="82585.8299752935" calcext:value-type="float">
            <text:p>82.585,83</text:p>
          </table:table-cell>
          <table:table-cell table:style-name="ce3" office:value-type="date" office:date-value="2029-03-01" calcext:value-type="date">
            <text:p>01/03/29</text:p>
          </table:table-cell>
          <table:table-cell table:number-columns-repeated="1638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76]+[.B77])*[.$G$2]" office:value-type="float" office:value="83498.4424107775" calcext:value-type="float">
            <text:p>83.498,44</text:p>
          </table:table-cell>
          <table:table-cell table:style-name="ce3" office:value-type="date" office:date-value="2029-04-01" calcext:value-type="date">
            <text:p>01/04/29</text:p>
          </table:table-cell>
          <table:table-cell table:number-columns-repeated="16380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77]+[.B78])*[.$G$2]" office:value-type="float" office:value="84406.6847857665" calcext:value-type="float">
            <text:p>84.406,68</text:p>
          </table:table-cell>
          <table:table-cell table:style-name="ce3" office:value-type="date" office:date-value="2029-05-01" calcext:value-type="date">
            <text:p>01/05/29</text:p>
          </table:table-cell>
          <table:table-cell table:number-columns-repeated="16380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78]+[.B79])*[.$G$2]" office:value-type="float" office:value="85310.5780263712" calcext:value-type="float">
            <text:p>85.310,58</text:p>
          </table:table-cell>
          <table:table-cell table:style-name="ce3" office:value-type="date" office:date-value="2029-06-01" calcext:value-type="date">
            <text:p>01/06/29</text:p>
          </table:table-cell>
          <table:table-cell table:number-columns-repeated="1638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79]+[.B80])*[.$G$2]" office:value-type="float" office:value="86210.142958497" calcext:value-type="float">
            <text:p>86.210,14</text:p>
          </table:table-cell>
          <table:table-cell table:style-name="ce3" office:value-type="date" office:date-value="2029-07-01" calcext:value-type="date">
            <text:p>01/07/29</text:p>
          </table:table-cell>
          <table:table-cell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80]+[.B81])*[.$G$2]" office:value-type="float" office:value="87105.4003083244" calcext:value-type="float">
            <text:p>87.105,40</text:p>
          </table:table-cell>
          <table:table-cell table:style-name="ce3" office:value-type="date" office:date-value="2029-08-01" calcext:value-type="date">
            <text:p>01/08/29</text:p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81]+[.B82])*[.$G$2]" office:value-type="float" office:value="87996.3707027859" calcext:value-type="float">
            <text:p>87.996,37</text:p>
          </table:table-cell>
          <table:table-cell table:style-name="ce3" office:value-type="date" office:date-value="2029-09-01" calcext:value-type="date">
            <text:p>01/09/29</text:p>
          </table:table-cell>
          <table:table-cell table:number-columns-repeated="16380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82]+[.B83])*[.$G$2]" office:value-type="float" office:value="88883.0746700417" calcext:value-type="float">
            <text:p>88.883,07</text:p>
          </table:table-cell>
          <table:table-cell table:style-name="ce3" office:value-type="date" office:date-value="2029-10-01" calcext:value-type="date">
            <text:p>01/10/29</text:p>
          </table:table-cell>
          <table:table-cell table:number-columns-repeated="16380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83]+[.B84])*[.$G$2]" office:value-type="float" office:value="89765.5326399526" calcext:value-type="float">
            <text:p>89.765,53</text:p>
          </table:table-cell>
          <table:table-cell table:style-name="ce3" office:value-type="date" office:date-value="2029-11-01" calcext:value-type="date">
            <text:p>01/11/29</text:p>
          </table:table-cell>
          <table:table-cell table:number-columns-repeated="16380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84]+[.B85])*[.$G$2]" office:value-type="float" office:value="90643.7649445507" calcext:value-type="float">
            <text:p>90.643,76</text:p>
          </table:table-cell>
          <table:table-cell table:style-name="ce3" office:value-type="date" office:date-value="2029-12-01" calcext:value-type="date">
            <text:p>01/12/29</text:p>
          </table:table-cell>
          <table:table-cell table:number-columns-repeated="16380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85]+[.B86])*[.$G$2]" office:value-type="float" office:value="91517.7918185076" calcext:value-type="float">
            <text:p>91.517,79</text:p>
          </table:table-cell>
          <table:table-cell table:style-name="ce3" office:value-type="date" office:date-value="2030-01-01" calcext:value-type="date">
            <text:p>01/01/30</text:p>
          </table:table-cell>
          <table:table-cell table:number-columns-repeated="16380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86]+[.B87])*[.$G$2]" office:value-type="float" office:value="92387.633399601" calcext:value-type="float">
            <text:p>92.387,63</text:p>
          </table:table-cell>
          <table:table-cell table:style-name="ce3" office:value-type="date" office:date-value="2030-02-01" calcext:value-type="date">
            <text:p>01/02/30</text:p>
          </table:table-cell>
          <table:table-cell table:number-columns-repeated="16380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87]+[.B88])*[.$G$2]" office:value-type="float" office:value="93253.3097291784" calcext:value-type="float">
            <text:p>93.253,31</text:p>
          </table:table-cell>
          <table:table-cell table:style-name="ce3" office:value-type="date" office:date-value="2030-03-01" calcext:value-type="date">
            <text:p>01/03/30</text:p>
          </table:table-cell>
          <table:table-cell table:number-columns-repeated="1638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88]+[.B89])*[.$G$2]" office:value-type="float" office:value="94114.8407526192" calcext:value-type="float">
            <text:p>94.114,84</text:p>
          </table:table-cell>
          <table:table-cell table:style-name="ce3" office:value-type="date" office:date-value="2030-04-01" calcext:value-type="date">
            <text:p>01/04/30</text:p>
          </table:table-cell>
          <table:table-cell table:number-columns-repeated="16380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89]+[.B90])*[.$G$2]" office:value-type="float" office:value="94972.2463197936" calcext:value-type="float">
            <text:p>94.972,25</text:p>
          </table:table-cell>
          <table:table-cell table:style-name="ce3" office:value-type="date" office:date-value="2030-05-01" calcext:value-type="date">
            <text:p>01/05/30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90]+[.B91])*[.$G$2]" office:value-type="float" office:value="95825.5461855207" calcext:value-type="float">
            <text:p>95.825,55</text:p>
          </table:table-cell>
          <table:table-cell table:style-name="ce3" office:value-type="date" office:date-value="2030-06-01" calcext:value-type="date">
            <text:p>01/06/30</text:p>
          </table:table-cell>
          <table:table-cell table:number-columns-repeated="16380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91]+[.B92])*[.$G$2]" office:value-type="float" office:value="96674.7600100231" calcext:value-type="float">
            <text:p>96.674,76</text:p>
          </table:table-cell>
          <table:table-cell table:style-name="ce3" office:value-type="date" office:date-value="2030-07-01" calcext:value-type="date">
            <text:p>01/07/30</text:p>
          </table:table-cell>
          <table:table-cell table:number-columns-repeated="1638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92]+[.B93])*[.$G$2]" office:value-type="float" office:value="97519.9073593802" calcext:value-type="float">
            <text:p>97.519,91</text:p>
          </table:table-cell>
          <table:table-cell table:style-name="ce3" office:value-type="date" office:date-value="2030-08-01" calcext:value-type="date">
            <text:p>01/08/30</text:p>
          </table:table-cell>
          <table:table-cell table:number-columns-repeated="16380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93]+[.B94])*[.$G$2]" office:value-type="float" office:value="98361.0077059789" calcext:value-type="float">
            <text:p>98.361,01</text:p>
          </table:table-cell>
          <table:table-cell table:style-name="ce3" office:value-type="date" office:date-value="2030-09-01" calcext:value-type="date">
            <text:p>01/09/30</text:p>
          </table:table-cell>
          <table:table-cell table:number-columns-repeated="16380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94]+[.B95])*[.$G$2]" office:value-type="float" office:value="99198.0804289621" calcext:value-type="float">
            <text:p>99.198,08</text:p>
          </table:table-cell>
          <table:table-cell table:style-name="ce3" office:value-type="date" office:date-value="2030-10-01" calcext:value-type="date">
            <text:p>01/10/30</text:p>
          </table:table-cell>
          <table:table-cell table:number-columns-repeated="16380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95]+[.B96])*[.$G$2]" office:value-type="float" office:value="100031.144814675" calcext:value-type="float">
            <text:p>100.031,14</text:p>
          </table:table-cell>
          <table:table-cell table:style-name="ce3" office:value-type="date" office:date-value="2030-11-01" calcext:value-type="date">
            <text:p>01/11/30</text:p>
          </table:table-cell>
          <table:table-cell table:number-columns-repeated="1638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96]+[.B97])*[.$G$2]" office:value-type="float" office:value="100860.220057112" calcext:value-type="float">
            <text:p>100.860,22</text:p>
          </table:table-cell>
          <table:table-cell table:style-name="ce3" office:value-type="date" office:date-value="2030-12-01" calcext:value-type="date">
            <text:p>01/12/30</text:p>
          </table:table-cell>
          <table:table-cell table:number-columns-repeated="16380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97]+[.B98])*[.$G$2]" office:value-type="float" office:value="101685.325258352" calcext:value-type="float">
            <text:p>101.685,33</text:p>
          </table:table-cell>
          <table:table-cell table:style-name="ce3" office:value-type="date" office:date-value="2031-01-01" calcext:value-type="date">
            <text:p>01/01/31</text:p>
          </table:table-cell>
          <table:table-cell table:number-columns-repeated="16380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98]+[.B99])*[.$G$2]" office:value-type="float" office:value="102506.479429009" calcext:value-type="float">
            <text:p>102.506,48</text:p>
          </table:table-cell>
          <table:table-cell table:style-name="ce3" office:value-type="date" office:date-value="2031-02-01" calcext:value-type="date">
            <text:p>01/02/31</text:p>
          </table:table-cell>
          <table:table-cell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99]+[.B100])*[.$G$2]" office:value-type="float" office:value="103323.70148866" calcext:value-type="float">
            <text:p>103.323,70</text:p>
          </table:table-cell>
          <table:table-cell table:style-name="ce3" office:value-type="date" office:date-value="2031-03-01" calcext:value-type="date">
            <text:p>01/03/31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00]+[.B101])*[.$G$2]" office:value-type="float" office:value="104137.010266287" calcext:value-type="float">
            <text:p>104.137,01</text:p>
          </table:table-cell>
          <table:table-cell table:style-name="ce3" office:value-type="date" office:date-value="2031-04-01" calcext:value-type="date">
            <text:p>01/04/31</text:p>
          </table:table-cell>
          <table:table-cell table:number-columns-repeated="16380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01]+[.B102])*[.$G$2]" office:value-type="float" office:value="104946.424500709" calcext:value-type="float">
            <text:p>104.946,42</text:p>
          </table:table-cell>
          <table:table-cell table:style-name="ce3" office:value-type="date" office:date-value="2031-05-01" calcext:value-type="date">
            <text:p>01/05/31</text:p>
          </table:table-cell>
          <table:table-cell table:number-columns-repeated="16380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02]+[.B103])*[.$G$2]" office:value-type="float" office:value="105751.962841015" calcext:value-type="float">
            <text:p>105.751,96</text:p>
          </table:table-cell>
          <table:table-cell table:style-name="ce3" office:value-type="date" office:date-value="2031-06-01" calcext:value-type="date">
            <text:p>01/06/31</text:p>
          </table:table-cell>
          <table:table-cell table:number-columns-repeated="16380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03]+[.B104])*[.$G$2]" office:value-type="float" office:value="106553.643846989" calcext:value-type="float">
            <text:p>106.553,64</text:p>
          </table:table-cell>
          <table:table-cell table:style-name="ce3" office:value-type="date" office:date-value="2031-07-01" calcext:value-type="date">
            <text:p>01/07/31</text:p>
          </table:table-cell>
          <table:table-cell table:number-columns-repeated="1638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04]+[.B105])*[.$G$2]" office:value-type="float" office:value="107351.485989545" calcext:value-type="float">
            <text:p>107.351,49</text:p>
          </table:table-cell>
          <table:table-cell table:style-name="ce3" office:value-type="date" office:date-value="2031-08-01" calcext:value-type="date">
            <text:p>01/08/31</text:p>
          </table:table-cell>
          <table:table-cell table:number-columns-repeated="16380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05]+[.B106])*[.$G$2]" office:value-type="float" office:value="108145.507651147" calcext:value-type="float">
            <text:p>108.145,51</text:p>
          </table:table-cell>
          <table:table-cell table:style-name="ce3" office:value-type="date" office:date-value="2031-09-01" calcext:value-type="date">
            <text:p>01/09/31</text:p>
          </table:table-cell>
          <table:table-cell table:number-columns-repeated="16380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06]+[.B107])*[.$G$2]" office:value-type="float" office:value="108935.727126234" calcext:value-type="float">
            <text:p>108.935,73</text:p>
          </table:table-cell>
          <table:table-cell table:style-name="ce3" office:value-type="date" office:date-value="2031-10-01" calcext:value-type="date">
            <text:p>01/10/31</text:p>
          </table:table-cell>
          <table:table-cell table:number-columns-repeated="16380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07]+[.B108])*[.$G$2]" office:value-type="float" office:value="109722.162621643" calcext:value-type="float">
            <text:p>109.722,16</text:p>
          </table:table-cell>
          <table:table-cell table:style-name="ce3" office:value-type="date" office:date-value="2031-11-01" calcext:value-type="date">
            <text:p>01/11/31</text:p>
          </table:table-cell>
          <table:table-cell table:number-columns-repeated="1638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08]+[.B109])*[.$G$2]" office:value-type="float" office:value="110504.832257025" calcext:value-type="float">
            <text:p>110.504,83</text:p>
          </table:table-cell>
          <table:table-cell table:style-name="ce3" office:value-type="date" office:date-value="2031-12-01" calcext:value-type="date">
            <text:p>01/12/31</text:p>
          </table:table-cell>
          <table:table-cell table:number-columns-repeated="16380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09]+[.B110])*[.$G$2]" office:value-type="float" office:value="111283.754065267" calcext:value-type="float">
            <text:p>111.283,75</text:p>
          </table:table-cell>
          <table:table-cell table:style-name="ce3" office:value-type="date" office:date-value="2032-01-01" calcext:value-type="date">
            <text:p>01/01/32</text:p>
          </table:table-cell>
          <table:table-cell table:number-columns-repeated="1638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10]+[.B111])*[.$G$2]" office:value-type="float" office:value="112058.945992904" calcext:value-type="float">
            <text:p>112.058,95</text:p>
          </table:table-cell>
          <table:table-cell table:style-name="ce3" office:value-type="date" office:date-value="2032-02-01" calcext:value-type="date">
            <text:p>01/02/32</text:p>
          </table:table-cell>
          <table:table-cell table:number-columns-repeated="16380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11]+[.B112])*[.$G$2]" office:value-type="float" office:value="112830.425900534" calcext:value-type="float">
            <text:p>112.830,43</text:p>
          </table:table-cell>
          <table:table-cell table:style-name="ce3" office:value-type="date" office:date-value="2032-03-01" calcext:value-type="date">
            <text:p>01/03/32</text:p>
          </table:table-cell>
          <table:table-cell table:number-columns-repeated="1638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12]+[.B113])*[.$G$2]" office:value-type="float" office:value="113598.21156323" calcext:value-type="float">
            <text:p>113.598,21</text:p>
          </table:table-cell>
          <table:table-cell table:style-name="ce3" office:value-type="date" office:date-value="2032-04-01" calcext:value-type="date">
            <text:p>01/04/32</text:p>
          </table:table-cell>
          <table:table-cell table:number-columns-repeated="16380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13]+[.B114])*[.$G$2]" office:value-type="float" office:value="114362.320670947" calcext:value-type="float">
            <text:p>114.362,32</text:p>
          </table:table-cell>
          <table:table-cell table:style-name="ce3" office:value-type="date" office:date-value="2032-05-01" calcext:value-type="date">
            <text:p>01/05/32</text:p>
          </table:table-cell>
          <table:table-cell table:number-columns-repeated="16380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14]+[.B115])*[.$G$2]" office:value-type="float" office:value="115122.770828934" calcext:value-type="float">
            <text:p>115.122,77</text:p>
          </table:table-cell>
          <table:table-cell table:style-name="ce3" office:value-type="date" office:date-value="2032-06-01" calcext:value-type="date">
            <text:p>01/06/32</text:p>
          </table:table-cell>
          <table:table-cell table:number-columns-repeated="16380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15]+[.B116])*[.$G$2]" office:value-type="float" office:value="115879.579558133" calcext:value-type="float">
            <text:p>115.879,58</text:p>
          </table:table-cell>
          <table:table-cell table:style-name="ce3" office:value-type="date" office:date-value="2032-07-01" calcext:value-type="date">
            <text:p>01/07/32</text:p>
          </table:table-cell>
          <table:table-cell table:number-columns-repeated="1638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16]+[.B117])*[.$G$2]" office:value-type="float" office:value="116632.764295591" calcext:value-type="float">
            <text:p>116.632,76</text:p>
          </table:table-cell>
          <table:table-cell table:style-name="ce3" office:value-type="date" office:date-value="2032-08-01" calcext:value-type="date">
            <text:p>01/08/32</text:p>
          </table:table-cell>
          <table:table-cell table:number-columns-repeated="16380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17]+[.B118])*[.$G$2]" office:value-type="float" office:value="117382.342394854" calcext:value-type="float">
            <text:p>117.382,34</text:p>
          </table:table-cell>
          <table:table-cell table:style-name="ce3" office:value-type="date" office:date-value="2032-09-01" calcext:value-type="date">
            <text:p>01/09/32</text:p>
          </table:table-cell>
          <table:table-cell table:number-columns-repeated="16380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18]+[.B119])*[.$G$2]" office:value-type="float" office:value="118128.331126372" calcext:value-type="float">
            <text:p>118.128,33</text:p>
          </table:table-cell>
          <table:table-cell table:style-name="ce3" office:value-type="date" office:date-value="2032-10-01" calcext:value-type="date">
            <text:p>01/10/32</text:p>
          </table:table-cell>
          <table:table-cell table:number-columns-repeated="2"/>
          <table:table-cell table:style-name="ce2"/>
          <table:table-cell table:number-columns-repeated="16377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19]+[.B120])*[.$G$2]" office:value-type="float" office:value="118870.747677896" calcext:value-type="float">
            <text:p>118.870,75</text:p>
          </table:table-cell>
          <table:table-cell table:style-name="ce3" office:value-type="date" office:date-value="2032-11-01" calcext:value-type="date">
            <text:p>01/11/32</text:p>
          </table:table-cell>
          <table:table-cell table:number-columns-repeated="1638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G$5]" office:value-type="float" office:value="1314.37" calcext:value-type="float">
            <text:p>1.314,37</text:p>
          </table:table-cell>
          <table:table-cell table:formula="of:=([.C120]+[.B121])*[.$G$2]" office:value-type="float" office:value="119609.60915487" calcext:value-type="float">
            <text:p>119.609,61</text:p>
          </table:table-cell>
          <table:table-cell table:style-name="ce3" office:value-type="date" office:date-value="2032-12-01" calcext:value-type="date">
            <text:p>01/12/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21])" office:value-type="float" office:value="157724.4" calcext:value-type="float">
            <text:p>157.724,40</text:p>
          </table:table-cell>
          <table:table-cell/>
          <table:table-cell table:style-name="ce3"/>
          <table:table-cell table:style-name="ce2"/>
          <table:table-cell table:number-columns-repeated="2"/>
          <table:table-cell table:style-name="ce2"/>
          <table:table-cell table:number-columns-repeated="16376"/>
        </table:table-row>
        <table:table-row table:style-name="ro1" table:number-rows-repeated="74"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16376"/>
        </table:table-row>
        <table:table-row table:style-name="ro1" table:number-rows-repeated="5">
          <table:table-cell table:number-columns-repeated="3"/>
          <table:table-cell table:style-name="ce3"/>
          <table:table-cell table:style-name="ce4"/>
          <table:table-cell table:number-columns-repeated="2"/>
          <table:table-cell table:style-name="ce2"/>
          <table:table-cell table:number-columns-repeated="16376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 table:number-rows-repeated="10483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3" number:min-decimal-places="3" number:min-integer-digits="1" number:grouping="true"/>
    </number:number-style>
    <number:number-style style:name="N114">
      <number:number number:decimal-places="4" number:min-decimal-places="4" number:min-integer-digits="1" number:grouping="true"/>
    </number:number-style>
    <number:number-style style:name="N113">
      <number:number number:decimal-places="5" number:min-decimal-places="5" number:min-integer-digits="1" number:grouping="true"/>
    </number:number-style>
    <number:number-style style:name="N112">
      <number:number number:decimal-places="6" number:min-decimal-places="6" number:min-integer-digits="1" number:grouping="true"/>
    </number:number-style>
    <number:number-style style:name="N111">
      <number:number number:decimal-places="7" number:min-decimal-places="7" number:min-integer-digits="1" number:grouping="true"/>
    </number:number-style>
    <number:number-style style:name="N110">
      <number:number number:decimal-places="8" number:min-decimal-places="8" number:min-integer-digits="1" number:grouping="true"/>
    </number:number-style>
    <number:number-style style:name="N109">
      <number:number number:decimal-places="9" number:min-decimal-places="9" number:min-integer-digits="1" number:grouping="true"/>
    </number:number-style>
    <number:number-style style:name="N108">
      <number:number number:decimal-places="10" number:min-decimal-places="10" number:min-integer-digits="1" number:grouping="true"/>
    </number:number-style>
    <number:number-style style:name="N107">
      <number:number number:decimal-places="11" number:min-decimal-places="1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8:14:54.946817155</meta:creation-date>
    <dc:date>2023-01-04T21:54:41.162285550</dc:date>
    <meta:editing-duration>PT3H26M33S</meta:editing-duration>
    <meta:editing-cycles>8</meta:editing-cycles>
    <meta:generator>LibreOffice/7.4.3.2$Linux_X86_64 LibreOffice_project/40$Build-2</meta:generator>
    <meta:document-statistic meta:table-count="1" meta:cell-count="498" meta:object-count="0"/>
  </office:meta>
</office:document-meta>
</file>